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6cm"/>
      <style:paragraph-properties style:writing-mode="lr-tb"/>
    </style:style>
    <style:style style:name="pr4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72pt" style:font-size-asian="72pt" style:font-size-complex="72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895cm" presentation:class="title" presentation:user-transformed="true">
          <draw:text-box>
            <text:p text:style-name="P1"><text:span text:style-name="T1">El señor es mi R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6cm" svg:x="0cm" svg:y="0cm" presentation:class="title" presentation:user-transformed="true">
          <draw:text-box>
            <text:p text:style-name="P3"><text:span text:style-name="T2">El Señor es mi Rey, mi todo</text:span><text:span text:style-name="T2"><text:line-break/></text:span><text:span text:style-name="T2">El Señor es mi luz, mi Rey </text:span><text:span text:style-name="T2"><text:line-break/></text:span><text:span text:style-name="T2">El que me hace vibrar de goz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3" draw:layer="layout" svg:width="28cm" svg:height="15.75cm" svg:x="0cm" svg:y="0cm" presentation:class="title" presentation:user-transformed="true">
          <draw:text-box>
            <text:p text:style-name="P3"><text:span text:style-name="T2">El que guía mis pasos</text:span><text:span text:style-name="T2"><text:line-break/></text:span><text:span text:style-name="T2">El que extiende sus brazos</text:span><text:span text:style-name="T2"><text:line-break/></text:span><text:span text:style-name="T2">El creador de los ciel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6:13:09.964000000</meta:creation-date>
    <dc:date>2023-01-19T18:40:14.187000000</dc:date>
    <meta:editing-duration>PT2H27M4S</meta:editing-duration>
    <meta:editing-cycles>1</meta:editing-cycles>
    <meta:document-statistic meta:object-count="30"/>
    <meta:generator>LibreOffice/7.4.4.2$Windows_X86_64 LibreOffice_project/85569322deea74ec9134968a29af2df5663baa21</meta:generator>
  </office:meta>
</office:document-meta>
</file>